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2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3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objectwithoutfill">
      <style:graphic-properties draw:stroke="dash" draw:stroke-dash="Ultrafine_20_Dashed" draw:marker-end="Diamond" draw:marker-end-width="0.3cm" draw:fill="none" draw:textarea-vertical-align="middle"/>
    </style:style>
    <style:style style:name="gr26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DejaVu Sans2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1" draw:layer="layout" svg:width="4.064cm" svg:height="2.083cm" svg:x="0.635cm" svg:y="8.332cm">
          <text:p text:style-name="P4"><text:span text:style-name="T1"/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1" xml:id="id15" draw:id="id15" draw:layer="layout" svg:width="4.064cm" svg:height="2.083cm" svg:x="8.763cm" svg:y="8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4.064cm" svg:height="2.083cm" svg:x="16.91cm" svg:y="3.988cm"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3" xml:id="id2" draw:id="id2" draw:layer="layout" svg:width="4.064cm" svg:height="2.083cm" svg:x="8.409cm" svg:y="4.257cm">
          <text:p text:style-name="P2"><text:span text:style-name="T1">pktools::ImgR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" xml:id="id4" draw:id="id4" draw:layer="layout" svg:width="4.064cm" svg:height="2.083cm" svg:x="8.409cm" svg:y="8.617cm">
          <text:p text:style-name="P4"><text:span text:style-name="T1">jiplib::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" xml:id="id8" draw:id="id8" draw:layer="layout" svg:width="4.064cm" svg:height="2.083cm" svg:x="12.849cm" svg:y="0.254cm">
          <text:p text:style-name="P4"><text:span text:style-name="T1">GDAL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1" xml:id="id3" draw:id="id3" draw:layer="layout" svg:width="4.064cm" svg:height="2.083cm" svg:x="0.254cm" svg:y="8.617cm">
          <text:p text:style-name="P4"><text:span text:style-name="T1">jiplib::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4" draw:style-name="gr8" draw:text-style-name="P3" xml:id="id1" draw:id="id1" draw:layer="layout" svg:width="4.061cm" svg:height="2.071cm" svg:x="0.257cm" svg:y="4.263cm">
          <text:p text:style-name="P4"><text:span text:style-name="T1">pktools::Img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9" draw:text-style-name="P1" xml:id="id6" draw:id="id6" draw:layer="layout" svg:width="4.064cm" svg:height="2.083cm" svg:x="8.409cm" svg:y="13.094cm">
          <text:p text:style-name="P4"><text:span text:style-name="T1">mialib::IMAGE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" draw:text-style-name="P3" draw:layer="layout" svg:width="3.613cm" svg:height="0.689cm" svg:x="4.275cm" svg:y="2.901cm">
          <text:p text:style-name="P2"><text:span text:style-name="T1">Reduce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2.287cm" svg:y1="4.263cm" svg:x2="10.441cm" svg:y2="4.257cm" draw:start-shape="id1" draw:end-shape="id2" draw:end-glue-point="0" svg:d="M2287 4263c0-762 8154-759 8154-6" svg:viewBox="0 0 8155 572">
          <text:p/>
        </draw:connector>
        <draw:connector draw:style-name="gr11" draw:text-style-name="P5" draw:layer="layout" draw:type="curve" svg:x1="2.286cm" svg:y1="8.617cm" svg:x2="10.441cm" svg:y2="8.617cm" draw:start-shape="id3" draw:end-shape="id4" draw:end-glue-point="0" svg:d="M2286 8617c0-778 8155-778 8155 0" svg:viewBox="0 0 8156 584">
          <text:p/>
        </draw:connector>
        <draw:connector draw:style-name="gr12" draw:text-style-name="P5" draw:layer="layout" draw:type="line" svg:x1="10.441cm" svg:y1="8.617cm" svg:x2="10.441cm" svg:y2="6.34cm" draw:start-shape="id4" draw:start-glue-point="0" draw:end-shape="id2" draw:end-glue-point="2" svg:d="M10441 8617v-2277" svg:viewBox="0 0 1 2278">
          <text:p/>
        </draw:connector>
        <draw:connector draw:style-name="gr12" draw:text-style-name="P5" draw:layer="layout" draw:type="line" svg:x1="2.286cm" svg:y1="8.617cm" svg:x2="2.287cm" svg:y2="6.334cm" draw:start-shape="id3" draw:start-glue-point="0" draw:end-shape="id1" draw:end-glue-point="2" svg:d="M2286 8617l1-2283" svg:viewBox="0 0 2 2284">
          <text:p/>
        </draw:connector>
        <draw:custom-shape draw:name="CustomShape 2" draw:style-name="gr13" draw:text-style-name="P1" xml:id="id7" draw:id="id7" draw:layer="layout" svg:width="4.064cm" svg:height="2.083cm" svg:x="16.537cm" svg:y="4.257cm">
          <text:p text:style-name="P4"><text:span text:style-name="T1">pktools::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4" draw:text-style-name="P3" draw:layer="layout" svg:width="3.613cm" svg:height="0.689cm" svg:x="4.275cm" svg:y="6.954cm">
          <text:p text:style-name="P2"><text:span text:style-name="T1">Reduce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3" draw:layer="layout" svg:width="3.613cm" svg:height="0.689cm" svg:x="13.075cm" svg:y="2.901cm">
          <text:p text:style-name="P2"><text:span text:style-name="T1">Extrac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1" xml:id="id5" draw:id="id5" draw:layer="layout" svg:width="4.061cm" svg:height="2.071cm" svg:x="0.254cm" svg:y="0.257cm">
          <text:p text:style-name="P4"><text:span text:style-name="T1">std::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7" draw:text-style-name="P5" draw:layer="layout" draw:type="line" svg:x1="2.287cm" svg:y1="4.263cm" svg:x2="2.284cm" svg:y2="2.328cm" draw:start-shape="id1" draw:start-glue-point="0" draw:end-shape="id5" svg:d="M2287 4263l-3-1935" svg:viewBox="0 0 4 1936">
          <text:p/>
        </draw:connector>
        <draw:connector draw:style-name="gr18" draw:text-style-name="P5" draw:layer="layout" draw:type="line" svg:x1="10.441cm" svg:y1="10.7cm" svg:x2="10.441cm" svg:y2="13.094cm" draw:start-shape="id4" draw:end-shape="id6" draw:end-glue-point="0" svg:d="M10441 10700v2394" svg:viewBox="0 0 1 2395">
          <text:p/>
        </draw:connector>
        <draw:connector draw:style-name="gr19" draw:text-style-name="P5" draw:layer="layout" draw:type="curve" svg:x1="12.473cm" svg:y1="14.135cm" svg:x2="12.473cm" svg:y2="9.658cm" draw:start-shape="id6" draw:end-shape="id4" draw:end-glue-point="1" svg:d="M12473 14135c778 0 778-4477 0-4477" svg:viewBox="0 0 585 4478">
          <text:p/>
        </draw:connector>
        <draw:custom-shape draw:name="CustomShape 36" draw:style-name="gr20" draw:text-style-name="P3" draw:layer="layout" svg:width="3.613cm" svg:height="0.689cm" svg:x="13.075cm" svg:y="11.63cm">
          <text:p text:style-name="P2"><text:span text:style-name="T1">Conver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10.441cm" svg:y1="4.257cm" svg:x2="18.569cm" svg:y2="4.257cm" draw:start-shape="id2" draw:start-glue-point="0" draw:end-shape="id7" draw:end-glue-point="0" svg:d="M10441 4257c0-778 8128-778 8128 0" svg:viewBox="0 0 8129 584">
          <text:p/>
        </draw:connector>
        <draw:custom-shape draw:name="CustomShape 2" draw:style-name="gr21" draw:text-style-name="P6" xml:id="id9" draw:id="id9" draw:layer="layout" svg:width="2.54cm" svg:height="1.295cm" svg:x="17.531cm" svg:y="11.176cm">
          <text:p text:style-name="P4"><text:span text:style-name="T2">C++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6" xml:id="id10" draw:id="id10" draw:layer="layout" svg:width="2.54cm" svg:height="1.295cm" svg:x="21.717cm" svg:y="11.176cm">
          <text:p text:style-name="P4"><text:span text:style-name="T2">Python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5" draw:layer="layout" draw:type="curve" svg:x1="10.441cm" svg:y1="4.257cm" svg:x2="12.849cm" svg:y2="1.295cm" draw:start-shape="id2" draw:start-glue-point="0" draw:end-shape="id8" draw:end-glue-point="3" svg:d="M10441 4257c0-1975 802-2962 2408-2962" svg:viewBox="0 0 2409 2963">
          <text:p/>
        </draw:connector>
        <draw:connector draw:style-name="gr18" draw:text-style-name="P5" draw:layer="layout" draw:type="curve" svg:x1="18.569cm" svg:y1="4.257cm" svg:x2="16.913cm" svg:y2="1.295cm" draw:start-shape="id7" draw:end-shape="id8" draw:end-glue-point="1" svg:d="M18569 4257c0-1975-552-2962-1656-2962" svg:viewBox="0 0 1657 2963">
          <text:p/>
        </draw:connector>
        <draw:connector draw:style-name="gr11" draw:text-style-name="P5" draw:layer="layout" draw:type="line" svg:x1="20.071cm" svg:y1="11.823cm" svg:x2="21.717cm" svg:y2="11.823cm" draw:start-shape="id9" draw:end-shape="id10" draw:end-glue-point="3" svg:d="M20071 11823h1646" svg:viewBox="0 0 1647 1">
          <text:p/>
        </draw:connector>
        <draw:connector draw:style-name="gr12" draw:text-style-name="P5" draw:layer="layout" draw:type="line" svg:x1="20.071cm" svg:y1="13.897cm" svg:x2="21.717cm" svg:y2="13.897cm" draw:start-shape="id11" draw:start-glue-point="1" draw:end-shape="id12" draw:end-glue-point="3" svg:d="M20071 13897h1646" svg:viewBox="0 0 1647 1">
          <text:p/>
        </draw:connector>
        <draw:custom-shape draw:name="CustomShape 1" draw:style-name="gr23" draw:text-style-name="P6" xml:id="id11" draw:id="id11" draw:layer="layout" svg:width="2.54cm" svg:height="1.295cm" svg:x="17.531cm" svg:y="13.25cm">
          <text:p text:style-name="P4"><text:span text:style-name="T2">C++ child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4" draw:text-style-name="P6" xml:id="id12" draw:id="id12" draw:layer="layout" svg:width="2.54cm" svg:height="1.295cm" svg:x="21.717cm" svg:y="13.25cm">
          <text:p text:style-name="P4"><text:span text:style-name="T2">C++ parent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5" draw:layer="layout" draw:type="line" svg:x1="20.071cm" svg:y1="16.009cm" svg:x2="21.717cm" svg:y2="16.009cm" draw:start-shape="id13" draw:start-glue-point="1" draw:end-shape="id14" draw:end-glue-point="3" svg:d="M20071 16009h1646" svg:viewBox="0 0 1647 1">
          <text:p/>
        </draw:connector>
        <draw:custom-shape draw:name="CustomShape 1" draw:style-name="gr26" draw:text-style-name="P6" xml:id="id13" draw:id="id13" draw:layer="layout" svg:width="2.54cm" svg:height="1.295cm" svg:x="17.531cm" svg:y="15.362cm">
          <text:p text:style-name="P4"><text:span text:style-name="T2">C++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6" xml:id="id14" draw:id="id14" draw:layer="layout" svg:width="2.54cm" svg:height="1.295cm" svg:x="21.717cm" svg:y="15.362cm">
          <text:p text:style-name="P4"><text:span text:style-name="T2">member attrib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" xml:id="id16" draw:id="id16" draw:layer="layout" svg:width="4.064cm" svg:height="2.083cm" svg:x="16.891cm" svg:y="8.332cm">
          <text:p text:style-name="P4"><text:span text:style-name="T1">np.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5" draw:layer="layout" draw:type="line" svg:x1="12.827cm" svg:y1="9.373cm" svg:x2="16.891cm" svg:y2="9.373cm" draw:start-shape="id15" draw:start-glue-point="1" draw:end-shape="id16" draw:end-glue-point="3" svg:d="M12827 9373h4064" svg:viewBox="0 0 4065 1">
          <text:p/>
        </draw:connector>
        <draw:custom-shape draw:name="CustomShape 36" draw:style-name="gr29" draw:text-style-name="P3" draw:layer="layout" svg:width="3.613cm" svg:height="0.689cm" svg:x="13.075cm" svg:y="8.382cm">
          <text:p text:style-name="P2"><text:span text:style-name="T1">Conver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62cm" fo:page-height="16.9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08-20T19:23:15.911320612</dc:date>
    <dc:creator>Pieter KEMPENEERS</dc:creator>
    <meta:editing-duration>P12DT22H19M11S</meta:editing-duration>
    <meta:editing-cycles>17</meta:editing-cycles>
    <meta:generator>LibreOffice/4.2.8.2$Linux_X86_64 LibreOffice_project/420m0$Build-2</meta:generator>
    <meta:document-statistic meta:object-count="37"/>
  </office:meta>
</office:document-meta>
</file>